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1.699cm" fo:min-width="22.806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000000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none" draw:fill-color="#ffff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7030a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ff66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middle" draw:auto-grow-height="false" draw:fit-to-size="false" fo:min-height="1.699cm" fo:min-width="29.304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6.213cm" fo:min-width="6.36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3.126cm" fo:min-width="6.38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0.227cm" fo:min-width="6.285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1.968cm" fo:min-width="6.389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middle" draw:auto-grow-height="false" draw:fit-to-size="false" fo:min-height="2.09cm" fo:min-width="29.12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0cm" fo:min-width="4.9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.918cm" fo:min-width="3.712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1.24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5.35cm" fo:min-width="4.854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2.327cm" fo:min-width="4.94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2.575cm" fo:min-width="4.985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min-height="0.508cm" fo:min-width="2.894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1.986cm" fo:min-width="5.5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0.515cm" fo:min-width="5.543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3.351cm" fo:min-width="5.743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4.95cm" fo:min-width="5.887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1.50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fo:min-height="1.382cm" fo:min-width="26.929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1.638cm" fo:min-width="5.72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3.148cm" fo:min-width="3.941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1.988cm" fo:min-width="5.436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fo:min-height="0.651cm" fo:min-width="2.836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0.394cm" fo:min-width="5.524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000000" draw:fill="solid" draw:fill-color="#ffffff" draw:textarea-vertical-align="middle" draw:auto-grow-height="false" draw:fit-to-size="false" fo:min-height="0.805cm" fo:min-width="3.681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dash" draw:stroke-dash="Dash_20_1" svg:stroke-width="0.026cm" svg:stroke-color="#000000" draw:marker-end="msArrowEnd_20_5" draw:marker-end-width="0.21cm" draw:marker-end-center="false" draw:fill="none" draw:textarea-vertical-align="top" draw:auto-grow-height="false" fo:min-height="5.248cm" fo:min-width="5.244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fo:min-height="0.763cm" fo:min-width="1.402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start"/>
    </style:style>
    <style:style style:name="P2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text-align="start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206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DejaVu Sans2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TextShape 1" draw:style-name="gr1" draw:text-style-name="P2" draw:layer="layout" svg:width="23.305cm" svg:height="1.948cm" svg:x="4.895cm" svg:y="0.33cm">
          <text:p text:style-name="P1"><text:span text:style-name="T1">Caso de uso Iniciar Ses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7.059cm" svg:height="4.728cm" svg:x="10.325cm" svg:y="2.811cm">
          <text:p text:style-name="P3"><text:span text:style-name="T2">Sistema de Gestión de Asistencia de los empleados de la Fundación Gran Mariscal de Ayacucho (Fundayacucho), sede principal ubicada en Petare-La Urbina Estado Mirand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7.059cm" svg:height="10.563cm" svg:x="10.325cm" svg:y="7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857cm" svg:height="2.462cm" svg:x="10.425cm" svg:y="11.574cm">
          <text:p text:style-name="P3"><text:span text:style-name="T3">Inicio de sesió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" draw:text-style-name="P5" draw:layer="layout" svg:width="1.003cm" svg:height="0.898cm" svg:x="4.455cm" svg:y="5.7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4" draw:text-style-name="P6" draw:layer="layout" svg:x1="4.957cm" svg:y1="6.628cm" svg:x2="4.454cm" svg:y2="7.528cm">
          <text:p/>
        </draw:line>
        <draw:line draw:name="Line 7" draw:style-name="gr4" draw:text-style-name="P6" draw:layer="layout" svg:x1="4.957cm" svg:y1="6.628cm" svg:x2="5.46cm" svg:y2="7.528cm">
          <text:p/>
        </draw:line>
        <draw:line draw:name="Line 8" draw:style-name="gr4" draw:text-style-name="P6" draw:layer="layout" svg:x1="4.957cm" svg:y1="6.628cm" svg:x2="4.984cm" svg:y2="7.528cm">
          <text:p/>
        </draw:line>
        <draw:line draw:name="Line 9" draw:style-name="gr4" draw:text-style-name="P6" draw:layer="layout" svg:x1="4.984cm" svg:y1="7.528cm" svg:x2="4.454cm" svg:y2="8.427cm">
          <text:p/>
        </draw:line>
        <draw:line draw:name="Line 10" draw:style-name="gr4" draw:text-style-name="P6" draw:layer="layout" svg:x1="4.984cm" svg:y1="7.528cm" svg:x2="5.486cm" svg:y2="8.427cm">
          <text:p/>
        </draw:line>
        <draw:custom-shape draw:name="CustomShape 11" draw:style-name="gr3" draw:text-style-name="P5" draw:layer="layout" svg:width="1.003cm" svg:height="0.898cm" svg:x="4.392cm" svg:y="9.1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2" draw:style-name="gr4" draw:text-style-name="P6" draw:layer="layout" svg:x1="4.894cm" svg:y1="10.027cm" svg:x2="4.392cm" svg:y2="10.926cm">
          <text:p/>
        </draw:line>
        <draw:line draw:name="Line 13" draw:style-name="gr4" draw:text-style-name="P6" draw:layer="layout" svg:x1="4.894cm" svg:y1="10.027cm" svg:x2="5.415cm" svg:y2="10.872cm">
          <text:p/>
        </draw:line>
        <draw:line draw:name="Line 14" draw:style-name="gr4" draw:text-style-name="P6" draw:layer="layout" svg:x1="4.894cm" svg:y1="10.027cm" svg:x2="4.921cm" svg:y2="10.926cm">
          <text:p/>
        </draw:line>
        <draw:line draw:name="Line 15" draw:style-name="gr4" draw:text-style-name="P6" draw:layer="layout" svg:x1="4.921cm" svg:y1="10.926cm" svg:x2="4.392cm" svg:y2="11.826cm">
          <text:p/>
        </draw:line>
        <draw:line draw:name="Line 16" draw:style-name="gr4" draw:text-style-name="P6" draw:layer="layout" svg:x1="4.921cm" svg:y1="10.926cm" svg:x2="5.371cm" svg:y2="11.826cm">
          <text:p/>
        </draw:line>
        <draw:custom-shape draw:name="CustomShape 17" draw:style-name="gr3" draw:text-style-name="P5" draw:layer="layout" svg:width="1.003cm" svg:height="0.898cm" svg:x="4.445cm" svg:y="16.0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8" draw:style-name="gr4" draw:text-style-name="P6" draw:layer="layout" svg:x1="4.947cm" svg:y1="16.992cm" svg:x2="4.445cm" svg:y2="17.891cm">
          <text:p/>
        </draw:line>
        <draw:line draw:name="Line 19" draw:style-name="gr4" draw:text-style-name="P6" draw:layer="layout" svg:x1="4.947cm" svg:y1="16.992cm" svg:x2="5.45cm" svg:y2="17.891cm">
          <text:p/>
        </draw:line>
        <draw:line draw:name="Line 20" draw:style-name="gr4" draw:text-style-name="P6" draw:layer="layout" svg:x1="4.947cm" svg:y1="16.992cm" svg:x2="4.974cm" svg:y2="17.891cm">
          <text:p/>
        </draw:line>
        <draw:line draw:name="Line 21" draw:style-name="gr4" draw:text-style-name="P6" draw:layer="layout" svg:x1="4.974cm" svg:y1="17.891cm" svg:x2="4.445cm" svg:y2="18.791cm">
          <text:p/>
        </draw:line>
        <draw:line draw:name="Line 22" draw:style-name="gr4" draw:text-style-name="P6" draw:layer="layout" svg:x1="4.974cm" svg:y1="17.94cm" svg:x2="5.476cm" svg:y2="18.791cm">
          <text:p/>
        </draw:line>
        <draw:custom-shape draw:name="CustomShape 23" draw:style-name="gr5" draw:text-style-name="P4" draw:layer="layout" svg:width="3.626cm" svg:height="1.434cm" svg:x="0.678cm" svg:y="6.352cm">
          <text:p text:style-name="P3"><text:span text:style-name="T4">Talento Hum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" draw:text-style-name="P4" draw:layer="layout" svg:width="3.722cm" svg:height="0.842cm" svg:x="0.678cm" svg:y="10.352cm">
          <text:p text:style-name="P7"><text:span text:style-name="T4">Coordi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6" draw:text-style-name="P6" draw:layer="layout" svg:x1="10.425cm" svg:y1="12.805cm" svg:x2="6.18cm" svg:y2="4.292cm">
          <text:p/>
        </draw:line>
        <draw:line draw:name="Line 26" draw:style-name="gr7" draw:text-style-name="P6" draw:layer="layout" svg:x1="10.425cm" svg:y1="12.805cm" svg:x2="5.945cm" svg:y2="7.805cm">
          <text:p/>
        </draw:line>
        <draw:line draw:name="Line 27" draw:style-name="gr8" draw:text-style-name="P6" draw:layer="layout" svg:x1="10.425cm" svg:y1="12.805cm" svg:x2="6.088cm" svg:y2="11.049cm">
          <text:p/>
        </draw:line>
        <draw:custom-shape draw:name="CustomShape 28" draw:style-name="gr9" draw:text-style-name="P6" draw:layer="layout" svg:width="1.725cm" svg:height="0.001cm" svg:x="17.386cm" svg:y="12.74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10" draw:text-style-name="P8" draw:layer="layout" svg:width="1.215cm" svg:height="1.012cm" svg:x="13.388cm" svg:y="10.536cm">
          <text:p text:style-name="P7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0" draw:text-style-name="P8" draw:layer="layout" svg:width="3.393cm" svg:height="0.757cm" svg:x="17.285cm" svg:y="11.296cm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" draw:text-style-name="P4" draw:layer="layout" svg:width="3.922cm" svg:height="1.429cm" svg:x="19.286cm" svg:y="12.05cm">
          <text:p text:style-name="P3"><text:span text:style-name="T7">Consult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2" draw:text-style-name="P4" draw:layer="layout" svg:width="3.922cm" svg:height="1.429cm" svg:x="25.173cm" svg:y="12.05cm">
          <text:p text:style-name="P3"><text:span text:style-name="T7">Valid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9" draw:text-style-name="P6" draw:layer="layout" svg:width="1.817cm" svg:height="0.001cm" svg:x="23.211cm" svg:y="12.74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9" draw:text-style-name="P6" draw:layer="layout" svg:width="1.076cm" svg:height="0.886cm" svg:x="28.979cm" svg:y="11.26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9" draw:text-style-name="P6" draw:layer="layout" svg:width="1.076cm" svg:height="1.151cm" svg:x="29.137cm" svg:y="13.26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" draw:text-style-name="P4" draw:layer="layout" svg:width="3.922cm" svg:height="1.429cm" svg:x="29.676cm" svg:y="9.949cm">
          <text:p text:style-name="P3"><text:span text:style-name="T7">Usuario no existe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2" draw:text-style-name="P4" draw:layer="layout" svg:width="4.535cm" svg:height="1.389cm" svg:x="29.273cm" svg:y="14.42cm">
          <text:p text:style-name="P3"><text:span text:style-name="T7">Ingresar al sistem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10" draw:text-style-name="P8" draw:layer="layout" svg:width="3.393cm" svg:height="0.757cm" svg:x="22.682cm" svg:y="11.667cm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" draw:text-style-name="P8" draw:layer="layout" svg:width="3.393cm" svg:height="0.757cm" svg:x="26.757cm" svg:y="10.873cm">
          <text:p text:style-name="P7"><text:span text:style-name="T6">&lt;&lt;</text:span><text:span text:style-name="T2">extend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0" draw:text-style-name="P8" draw:layer="layout" svg:width="3.393cm" svg:height="0.757cm" svg:x="26.969cm" svg:y="13.73cm">
          <text:p text:style-name="P7"><text:span text:style-name="T6">&lt;&lt;</text:span><text:span text:style-name="T2">extend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0" draw:text-style-name="P8" draw:layer="layout" svg:width="1.539cm" svg:height="0.757cm" svg:x="31.003cm" svg:y="8.84cm">
          <text:p text:style-name="P7"><text:span text:style-name="T6">0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" draw:text-style-name="P8" draw:layer="layout" svg:width="1.663cm" svg:height="0.757cm" svg:x="31.003cm" svg:y="13.549cm">
          <text:p text:style-name="P7"><text:span text:style-name="T6">0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" draw:text-style-name="P5" draw:layer="layout" svg:width="0.949cm" svg:height="0.889cm" svg:x="4.513cm" svg:y="2.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4" draw:style-name="gr11" draw:text-style-name="P9" draw:layer="layout" svg:x1="4.988cm" svg:y1="3.21cm" svg:x2="4.512cm" svg:y2="4.119cm">
          <text:p/>
        </draw:line>
        <draw:line draw:name="Line 45" draw:style-name="gr11" draw:text-style-name="P9" draw:layer="layout" svg:x1="4.988cm" svg:y1="3.21cm" svg:x2="5.518cm" svg:y2="4.119cm">
          <text:p/>
        </draw:line>
        <draw:line draw:name="Line 46" draw:style-name="gr11" draw:text-style-name="P9" draw:layer="layout" svg:x1="4.988cm" svg:y1="3.21cm" svg:x2="5.042cm" svg:y2="4.119cm">
          <text:p/>
        </draw:line>
        <draw:line draw:name="Line 47" draw:style-name="gr11" draw:text-style-name="P9" draw:layer="layout" svg:x1="5.042cm" svg:y1="4.119cm" svg:x2="4.512cm" svg:y2="5.019cm">
          <text:p/>
        </draw:line>
        <draw:line draw:name="Line 48" draw:style-name="gr11" draw:text-style-name="P9" draw:layer="layout" svg:x1="5.042cm" svg:y1="4.119cm" svg:x2="5.544cm" svg:y2="5.019cm">
          <text:p/>
        </draw:line>
        <draw:custom-shape draw:name="CustomShape 49" draw:style-name="gr5" draw:text-style-name="P4" draw:layer="layout" svg:width="4.106cm" svg:height="1.434cm" svg:x="0.174cm" svg:y="3.319cm">
          <text:p text:style-name="P3"><text:span text:style-name="T4">Administrador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5" draw:text-style-name="P4" draw:layer="layout" svg:width="4.182cm" svg:height="0.842cm" svg:x="0.125cm" svg:y="17.086cm">
          <text:p text:style-name="P3"><text:span text:style-name="T4">Emple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1" draw:style-name="gr12" draw:text-style-name="P6" draw:layer="layout" svg:x1="10.325cm" svg:y1="12.805cm" svg:x2="6.786cm" svg:y2="16.933cm">
          <text:p/>
        </draw:line>
        <draw:custom-shape draw:name="CustomShape 52" draw:style-name="gr3" draw:text-style-name="P5" draw:layer="layout" svg:width="1.003cm" svg:height="0.898cm" svg:x="4.341cm" svg:y="12.5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3" draw:style-name="gr4" draw:text-style-name="P6" draw:layer="layout" svg:x1="4.843cm" svg:y1="13.437cm" svg:x2="4.341cm" svg:y2="14.337cm">
          <text:p/>
        </draw:line>
        <draw:line draw:name="Line 54" draw:style-name="gr4" draw:text-style-name="P6" draw:layer="layout" svg:x1="4.843cm" svg:y1="13.437cm" svg:x2="5.346cm" svg:y2="14.337cm">
          <text:p/>
        </draw:line>
        <draw:line draw:name="Line 55" draw:style-name="gr4" draw:text-style-name="P6" draw:layer="layout" svg:x1="4.843cm" svg:y1="13.437cm" svg:x2="4.87cm" svg:y2="14.337cm">
          <text:p/>
        </draw:line>
        <draw:line draw:name="Line 56" draw:style-name="gr4" draw:text-style-name="P6" draw:layer="layout" svg:x1="4.87cm" svg:y1="14.337cm" svg:x2="4.341cm" svg:y2="15.237cm">
          <text:p/>
        </draw:line>
        <draw:line draw:name="Line 57" draw:style-name="gr4" draw:text-style-name="P6" draw:layer="layout" svg:x1="4.87cm" svg:y1="14.386cm" svg:x2="5.373cm" svg:y2="15.237cm">
          <text:p/>
        </draw:line>
        <draw:custom-shape draw:name="CustomShape 58" draw:style-name="gr5" draw:text-style-name="P4" draw:layer="layout" svg:width="4.182cm" svg:height="0.842cm" svg:x="0.262cm" svg:y="13.633cm">
          <text:p text:style-name="P3"><text:span text:style-name="T4">Dir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13" draw:text-style-name="P6" draw:layer="layout" svg:x1="10.385cm" svg:y1="12.741cm" svg:x2="5.773cm" svg:y2="14.337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15" draw:text-style-name="P8" draw:layer="layout" svg:width="24.753cm" svg:height="1.948cm" svg:x="7.203cm" svg:y="0.051cm">
          <text:p text:style-name="P1"><text:span text:style-name="T1">Caso de uso Princip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7.059cm" svg:height="3.828cm" svg:x="12.899cm" svg:y="1.8cm">
          <text:p text:style-name="P3"><text:span text:style-name="T2">Sistema de Gestión de Asistencia de los empleados de la Fundación Gran Mariscal de Ayacucho (Fundayacucho), sede principal ubicada en Petare-La Urbina Estado Mirand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7.059cm" svg:height="13.111cm" svg:x="12.899cm" svg:y="5.7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857cm" svg:height="1.336cm" svg:x="13.053cm" svg:y="6.482cm">
          <text:p text:style-name="P3"><text:span text:style-name="T7">Gestionar administrado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2" draw:text-style-name="P4" draw:layer="layout" svg:width="6.857cm" svg:height="1.278cm" svg:x="12.899cm" svg:y="8.655cm">
          <text:p text:style-name="P3"><text:span text:style-name="T7">Gestionar emplead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2" draw:text-style-name="P4" draw:layer="layout" svg:width="6.857cm" svg:height="1.391cm" svg:x="12.946cm" svg:y="11.052cm">
          <text:p text:style-name="P3"><text:span text:style-name="T7">Gestionar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" draw:text-style-name="P4" draw:layer="layout" svg:width="6.857cm" svg:height="1.24cm" svg:x="12.946cm" svg:y="13.25cm">
          <text:p text:style-name="P3"><text:span text:style-name="T7">Gestionar asistencia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2" draw:text-style-name="P4" draw:layer="layout" svg:width="6.857cm" svg:height="1.343cm" svg:x="12.997cm" svg:y="15.346cm">
          <text:p text:style-name="P3"><text:span text:style-name="T7">Gestionar reportes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10" draw:text-style-name="P8" draw:layer="layout" svg:width="1.109cm" svg:height="1.012cm" svg:x="15.994cm" svg:y="5.66cm">
          <text:p text:style-name="P7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0" draw:text-style-name="P8" draw:layer="layout" svg:width="1.109cm" svg:height="1.012cm" svg:x="15.932cm" svg:y="7.825cm">
          <text:p text:style-name="P7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0" draw:text-style-name="P8" draw:layer="layout" svg:width="1.109cm" svg:height="1.012cm" svg:x="15.932cm" svg:y="10.106cm">
          <text:p text:style-name="P7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8" draw:layer="layout" svg:width="1.109cm" svg:height="1.012cm" svg:x="15.824cm" svg:y="12.411cm">
          <text:p text:style-name="P7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8" draw:layer="layout" svg:width="1.109cm" svg:height="1.012cm" svg:x="15.874cm" svg:y="14.516cm">
          <text:p text:style-name="P7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5" draw:layer="layout" svg:width="1.003cm" svg:height="0.898cm" svg:x="6.615cm" svg:y="4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4" draw:text-style-name="P6" draw:layer="layout" svg:x1="7.117cm" svg:y1="5.609cm" svg:x2="6.614cm" svg:y2="6.508cm">
          <text:p/>
        </draw:line>
        <draw:line draw:name="Line 16" draw:style-name="gr4" draw:text-style-name="P6" draw:layer="layout" svg:x1="7.117cm" svg:y1="5.609cm" svg:x2="7.62cm" svg:y2="6.508cm">
          <text:p/>
        </draw:line>
        <draw:line draw:name="Line 17" draw:style-name="gr4" draw:text-style-name="P6" draw:layer="layout" svg:x1="7.117cm" svg:y1="5.609cm" svg:x2="7.143cm" svg:y2="6.508cm">
          <text:p/>
        </draw:line>
        <draw:line draw:name="Line 18" draw:style-name="gr4" draw:text-style-name="P6" draw:layer="layout" svg:x1="7.143cm" svg:y1="6.508cm" svg:x2="6.614cm" svg:y2="7.408cm">
          <text:p/>
        </draw:line>
        <draw:line draw:name="Line 19" draw:style-name="gr4" draw:text-style-name="P6" draw:layer="layout" svg:x1="7.143cm" svg:y1="6.552cm" svg:x2="7.646cm" svg:y2="7.408cm">
          <text:p/>
        </draw:line>
        <draw:custom-shape draw:name="CustomShape 20" draw:style-name="gr3" draw:text-style-name="P5" draw:layer="layout" svg:width="1.003cm" svg:height="0.898cm" svg:x="6.509cm" svg:y="9.8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1" draw:style-name="gr4" draw:text-style-name="P6" draw:layer="layout" svg:x1="7.011cm" svg:y1="10.795cm" svg:x2="6.508cm" svg:y2="11.694cm">
          <text:p/>
        </draw:line>
        <draw:line draw:name="Line 22" draw:style-name="gr4" draw:text-style-name="P6" draw:layer="layout" svg:x1="7.011cm" svg:y1="10.795cm" svg:x2="7.514cm" svg:y2="11.694cm">
          <text:p/>
        </draw:line>
        <draw:line draw:name="Line 23" draw:style-name="gr4" draw:text-style-name="P6" draw:layer="layout" svg:x1="7.011cm" svg:y1="10.795cm" svg:x2="7.037cm" svg:y2="11.694cm">
          <text:p/>
        </draw:line>
        <draw:line draw:name="Line 24" draw:style-name="gr4" draw:text-style-name="P6" draw:layer="layout" svg:x1="7.037cm" svg:y1="11.694cm" svg:x2="6.508cm" svg:y2="12.594cm">
          <text:p/>
        </draw:line>
        <draw:line draw:name="Line 25" draw:style-name="gr4" draw:text-style-name="P6" draw:layer="layout" svg:x1="7.037cm" svg:y1="11.737cm" svg:x2="7.54cm" svg:y2="12.594cm">
          <text:p/>
        </draw:line>
        <draw:custom-shape draw:name="CustomShape 26" draw:style-name="gr3" draw:text-style-name="P5" draw:layer="layout" svg:width="1.003cm" svg:height="0.898cm" svg:x="6.509cm" svg:y="15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7" draw:style-name="gr4" draw:text-style-name="P6" draw:layer="layout" svg:x1="7.011cm" svg:y1="15.98cm" svg:x2="6.508cm" svg:y2="16.88cm">
          <text:p/>
        </draw:line>
        <draw:line draw:name="Line 28" draw:style-name="gr4" draw:text-style-name="P6" draw:layer="layout" svg:x1="7.011cm" svg:y1="15.98cm" svg:x2="7.514cm" svg:y2="16.88cm">
          <text:p/>
        </draw:line>
        <draw:line draw:name="Line 29" draw:style-name="gr4" draw:text-style-name="P6" draw:layer="layout" svg:x1="7.011cm" svg:y1="15.98cm" svg:x2="7.037cm" svg:y2="16.88cm">
          <text:p/>
        </draw:line>
        <draw:line draw:name="Line 30" draw:style-name="gr4" draw:text-style-name="P6" draw:layer="layout" svg:x1="7.037cm" svg:y1="16.88cm" svg:x2="6.508cm" svg:y2="17.78cm">
          <text:p/>
        </draw:line>
        <draw:line draw:name="Line 31" draw:style-name="gr4" draw:text-style-name="P6" draw:layer="layout" svg:x1="7.037cm" svg:y1="16.923cm" svg:x2="7.54cm" svg:y2="17.78cm">
          <text:p/>
        </draw:line>
        <draw:custom-shape draw:name="CustomShape 32" draw:style-name="gr3" draw:text-style-name="P5" draw:layer="layout" svg:width="1.003cm" svg:height="0.898cm" svg:x="27.273cm" svg:y="14.1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3" draw:style-name="gr4" draw:text-style-name="P6" draw:layer="layout" svg:x1="27.775cm" svg:y1="15.012cm" svg:x2="27.273cm" svg:y2="15.911cm">
          <text:p/>
        </draw:line>
        <draw:line draw:name="Line 34" draw:style-name="gr4" draw:text-style-name="P6" draw:layer="layout" svg:x1="27.775cm" svg:y1="15.012cm" svg:x2="28.278cm" svg:y2="15.911cm">
          <text:p/>
        </draw:line>
        <draw:line draw:name="Line 35" draw:style-name="gr4" draw:text-style-name="P6" draw:layer="layout" svg:x1="27.775cm" svg:y1="15.012cm" svg:x2="27.802cm" svg:y2="15.911cm">
          <text:p/>
        </draw:line>
        <draw:line draw:name="Line 36" draw:style-name="gr4" draw:text-style-name="P6" draw:layer="layout" svg:x1="27.802cm" svg:y1="15.911cm" svg:x2="27.273cm" svg:y2="16.811cm">
          <text:p/>
        </draw:line>
        <draw:line draw:name="Line 37" draw:style-name="gr4" draw:text-style-name="P6" draw:layer="layout" svg:x1="27.802cm" svg:y1="15.911cm" svg:x2="28.304cm" svg:y2="16.811cm">
          <text:p/>
        </draw:line>
        <draw:line draw:name="Line 38" draw:style-name="gr6" draw:text-style-name="P6" draw:layer="layout" svg:x1="13.053cm" svg:y1="7.15cm" svg:x2="9.432cm" svg:y2="7.042cm">
          <text:p/>
        </draw:line>
        <draw:custom-shape draw:name="CustomShape 39" draw:style-name="gr5" draw:text-style-name="P4" draw:layer="layout" svg:width="5.37cm" svg:height="0.842cm" svg:x="4.299cm" svg:y="7.666cm">
          <text:p text:style-name="P7"><text:span text:style-name="T4">Administrador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0" draw:style-name="gr6" draw:text-style-name="P6" draw:layer="layout" svg:x1="12.899cm" svg:y1="9.295cm" svg:x2="9.432cm" svg:y2="6.994cm">
          <text:p/>
        </draw:line>
        <draw:line draw:name="Line 41" draw:style-name="gr6" draw:text-style-name="P6" draw:layer="layout" svg:x1="12.945cm" svg:y1="11.748cm" svg:x2="9.527cm" svg:y2="7.084cm">
          <text:p/>
        </draw:line>
        <draw:line draw:name="Line 42" draw:style-name="gr6" draw:text-style-name="P6" draw:layer="layout" svg:x1="12.917cm" svg:y1="13.814cm" svg:x2="9.432cm" svg:y2="6.994cm">
          <text:p/>
        </draw:line>
        <draw:line draw:name="Line 43" draw:style-name="gr6" draw:text-style-name="P6" draw:layer="layout" svg:x1="12.964cm" svg:y1="15.88cm" svg:x2="9.432cm" svg:y2="7.042cm">
          <text:p/>
        </draw:line>
        <draw:line draw:name="Line 44" draw:style-name="gr7" draw:text-style-name="P6" draw:layer="layout" svg:x1="12.964cm" svg:y1="7.192cm" svg:x2="9.355cm" svg:y2="11.482cm">
          <text:p/>
        </draw:line>
        <draw:custom-shape draw:name="CustomShape 45" draw:style-name="gr5" draw:text-style-name="P4" draw:layer="layout" svg:width="6.136cm" svg:height="0.842cm" svg:x="4.904cm" svg:y="12.85cm">
          <text:p text:style-name="P7"><text:span text:style-name="T4">Talento Hum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7" draw:text-style-name="P6" draw:layer="layout" svg:x1="12.899cm" svg:y1="9.295cm" svg:x2="9.355cm" svg:y2="11.531cm">
          <text:p/>
        </draw:line>
        <draw:line draw:name="Line 47" draw:style-name="gr7" draw:text-style-name="P6" draw:layer="layout" svg:x1="12.945cm" svg:y1="13.871cm" svg:x2="9.32cm" svg:y2="11.482cm">
          <text:p/>
        </draw:line>
        <draw:line draw:name="Line 48" draw:style-name="gr7" draw:text-style-name="P6" draw:layer="layout" svg:x1="12.996cm" svg:y1="16.018cm" svg:x2="9.355cm" svg:y2="11.539cm">
          <text:p/>
        </draw:line>
        <draw:custom-shape draw:name="CustomShape 49" draw:style-name="gr5" draw:text-style-name="P4" draw:layer="layout" svg:width="6.824cm" svg:height="0.842cm" svg:x="5.145cm" svg:y="18.047cm">
          <text:p text:style-name="P7"><text:span text:style-name="T4">Coordi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8" draw:text-style-name="P6" draw:layer="layout" svg:x1="12.945cm" svg:y1="13.871cm" svg:x2="8.912cm" svg:y2="16.984cm">
          <text:p/>
        </draw:line>
        <draw:line draw:name="Line 51" draw:style-name="gr8" draw:text-style-name="P6" draw:layer="layout" svg:x1="12.996cm" svg:y1="16.018cm" svg:x2="8.912cm" svg:y2="16.984cm">
          <text:p/>
        </draw:line>
        <draw:line draw:name="Line 52" draw:style-name="gr12" draw:text-style-name="P6" draw:layer="layout" svg:x1="26.741cm" svg:y1="15.531cm" svg:x2="19.805cm" svg:y2="13.724cm">
          <text:p/>
        </draw:line>
        <draw:custom-shape draw:name="CustomShape 53" draw:style-name="gr5" draw:text-style-name="P4" draw:layer="layout" svg:width="3.372cm" svg:height="0.842cm" svg:x="26.393cm" svg:y="17.442cm">
          <text:p text:style-name="P7"><text:span text:style-name="T4">Emple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" draw:text-style-name="P4" draw:layer="layout" svg:width="6.857cm" svg:height="1.343cm" svg:x="13.022cm" svg:y="17.449cm">
          <text:p text:style-name="P3"><text:span text:style-name="T7">Gestionar horarios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5" draw:style-name="gr10" draw:text-style-name="P8" draw:layer="layout" svg:width="1.109cm" svg:height="1.012cm" svg:x="15.994cm" svg:y="16.661cm">
          <text:p text:style-name="P7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7" draw:text-style-name="P6" draw:layer="layout" svg:x1="13.021cm" svg:y1="18.121cm" svg:x2="9.419cm" svg:y2="11.482cm">
          <text:p/>
        </draw:line>
        <draw:custom-shape draw:name="CustomShape 57" draw:style-name="gr3" draw:text-style-name="P5" draw:layer="layout" svg:width="1.003cm" svg:height="0.898cm" svg:x="27.313cm" svg:y="6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8" draw:style-name="gr4" draw:text-style-name="P6" draw:layer="layout" svg:x1="27.815cm" svg:y1="7.192cm" svg:x2="27.312cm" svg:y2="8.092cm">
          <text:p/>
        </draw:line>
        <draw:line draw:name="Line 59" draw:style-name="gr4" draw:text-style-name="P6" draw:layer="layout" svg:x1="27.815cm" svg:y1="7.192cm" svg:x2="28.318cm" svg:y2="8.092cm">
          <text:p/>
        </draw:line>
        <draw:line draw:name="Line 60" draw:style-name="gr4" draw:text-style-name="P6" draw:layer="layout" svg:x1="27.815cm" svg:y1="7.192cm" svg:x2="27.842cm" svg:y2="8.092cm">
          <text:p/>
        </draw:line>
        <draw:line draw:name="Line 61" draw:style-name="gr4" draw:text-style-name="P6" draw:layer="layout" svg:x1="27.842cm" svg:y1="8.092cm" svg:x2="27.312cm" svg:y2="8.991cm">
          <text:p/>
        </draw:line>
        <draw:line draw:name="Line 62" draw:style-name="gr4" draw:text-style-name="P6" draw:layer="layout" svg:x1="27.855cm" svg:y1="8.093cm" svg:x2="28.344cm" svg:y2="8.991cm">
          <text:p/>
        </draw:line>
        <draw:custom-shape draw:name="CustomShape 63" draw:style-name="gr5" draw:text-style-name="P4" draw:layer="layout" svg:width="3.372cm" svg:height="0.842cm" svg:x="26.742cm" svg:y="9.576cm">
          <text:p text:style-name="P7"><text:span text:style-name="T4">Dir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4" draw:style-name="gr13" draw:text-style-name="P6" draw:layer="layout" svg:x1="26.726cm" svg:y1="7.978cm" svg:x2="19.912cm" svg:y2="7.15cm">
          <text:p/>
        </draw:line>
        <draw:line draw:name="Line 65" draw:style-name="gr8" draw:text-style-name="P6" draw:layer="layout" svg:x1="12.892cm" svg:y1="18.068cm" svg:x2="8.912cm" svg:y2="16.984cm">
          <text:p/>
        </draw:line>
        <draw:line draw:name="Line 66" draw:style-name="gr13" draw:text-style-name="P6" draw:layer="layout" svg:x1="26.726cm" svg:y1="7.917cm" svg:x2="19.921cm" svg:y2="13.871cm">
          <text:p/>
        </draw:line>
        <draw:line draw:name="Line 67" draw:style-name="gr13" draw:text-style-name="P6" draw:layer="layout" svg:x1="26.715cm" svg:y1="7.978cm" svg:x2="19.881cm" svg:y2="18.121cm">
          <text:p/>
        </draw:line>
        <draw:line draw:name="Line 68" draw:style-name="gr6" draw:text-style-name="P6" draw:layer="layout" svg:x1="13.021cm" svg:y1="18.121cm" svg:x2="9.498cm" svg:y2="7.15cm">
          <text:p/>
        </draw:line>
        <draw:line draw:name="Line 69" draw:style-name="gr13" draw:text-style-name="P6" draw:layer="layout" svg:x1="26.715cm" svg:y1="7.978cm" svg:x2="19.758cm" svg:y2="9.295cm">
          <text:p/>
        </draw:line>
        <draw:line draw:name="Line 70" draw:style-name="gr13" draw:text-style-name="P6" draw:layer="layout" svg:x1="26.715cm" svg:y1="7.978cm" svg:x2="19.856cm" svg:y2="16.018cm">
          <text:p/>
        </draw:lin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16" draw:text-style-name="P2" draw:layer="layout" svg:width="29.803cm" svg:height="1.948cm" svg:x="2.397cm" svg:y="0.652cm">
          <text:p text:style-name="P1"><text:span text:style-name="T1">Caso de uso Gestionar administr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7.059cm" svg:height="3.992cm" svg:x="12.899cm" svg:y="2.858cm">
          <text:p text:style-name="P3"><text:span text:style-name="T2">Sistema de Gestión de Asistencia de los empleados de la Fundación Gran Mariscal de Ayacucho (Fundayacucho), sede principal ubicada en Petare-La Urbina Estado Mirand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7.059cm" svg:height="11.49cm" svg:x="12.899cm" svg:y="7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857cm" svg:height="1.336cm" svg:x="13cm" svg:y="12.114cm">
          <text:p text:style-name="P3"><text:span text:style-name="T7">Gestionar administrador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0" draw:text-style-name="P8" draw:layer="layout" svg:width="1.109cm" svg:height="1.012cm" svg:x="16.038cm" svg:y="11.165cm">
          <text:p text:style-name="P7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1.003cm" svg:height="0.898cm" svg:x="6.615cm" svg:y="3.8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4" draw:text-style-name="P6" draw:layer="layout" svg:x1="7.117cm" svg:y1="4.794cm" svg:x2="6.614cm" svg:y2="5.694cm">
          <text:p/>
        </draw:line>
        <draw:line draw:name="Line 8" draw:style-name="gr4" draw:text-style-name="P6" draw:layer="layout" svg:x1="7.117cm" svg:y1="4.794cm" svg:x2="7.62cm" svg:y2="5.694cm">
          <text:p/>
        </draw:line>
        <draw:line draw:name="Line 9" draw:style-name="gr4" draw:text-style-name="P6" draw:layer="layout" svg:x1="7.117cm" svg:y1="4.794cm" svg:x2="7.143cm" svg:y2="5.694cm">
          <text:p/>
        </draw:line>
        <draw:line draw:name="Line 10" draw:style-name="gr4" draw:text-style-name="P6" draw:layer="layout" svg:x1="7.143cm" svg:y1="5.694cm" svg:x2="6.614cm" svg:y2="6.593cm">
          <text:p/>
        </draw:line>
        <draw:line draw:name="Line 11" draw:style-name="gr4" draw:text-style-name="P6" draw:layer="layout" svg:x1="7.143cm" svg:y1="5.694cm" svg:x2="7.646cm" svg:y2="6.593cm">
          <text:p/>
        </draw:line>
        <draw:custom-shape draw:name="CustomShape 12" draw:style-name="gr5" draw:text-style-name="P4" draw:layer="layout" svg:width="5.37cm" svg:height="0.842cm" svg:x="4.299cm" svg:y="6.897cm">
          <text:p text:style-name="P7"><text:span text:style-name="T4">Administrador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" draw:text-style-name="P5" draw:layer="layout" svg:width="1.003cm" svg:height="0.898cm" svg:x="6.403cm" svg:y="13.9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4" draw:style-name="gr4" draw:text-style-name="P6" draw:layer="layout" svg:x1="6.905cm" svg:y1="14.816cm" svg:x2="6.402cm" svg:y2="15.716cm">
          <text:p/>
        </draw:line>
        <draw:line draw:name="Line 15" draw:style-name="gr4" draw:text-style-name="P6" draw:layer="layout" svg:x1="6.905cm" svg:y1="14.816cm" svg:x2="7.408cm" svg:y2="15.716cm">
          <text:p/>
        </draw:line>
        <draw:line draw:name="Line 16" draw:style-name="gr4" draw:text-style-name="P6" draw:layer="layout" svg:x1="6.905cm" svg:y1="14.816cm" svg:x2="6.932cm" svg:y2="15.716cm">
          <text:p/>
        </draw:line>
        <draw:line draw:name="Line 17" draw:style-name="gr4" draw:text-style-name="P6" draw:layer="layout" svg:x1="6.932cm" svg:y1="15.716cm" svg:x2="6.402cm" svg:y2="16.615cm">
          <text:p/>
        </draw:line>
        <draw:line draw:name="Line 18" draw:style-name="gr4" draw:text-style-name="P6" draw:layer="layout" svg:x1="6.932cm" svg:y1="15.716cm" svg:x2="7.434cm" svg:y2="16.615cm">
          <text:p/>
        </draw:line>
        <draw:custom-shape draw:name="CustomShape 19" draw:style-name="gr5" draw:text-style-name="P4" draw:layer="layout" svg:width="6.071cm" svg:height="0.842cm" svg:x="3.797cm" svg:y="17.141cm">
          <text:p text:style-name="P3"><text:span text:style-name="T4">Talento Humano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6" draw:text-style-name="P6" draw:layer="layout" svg:x1="12.899cm" svg:y1="12.783cm" svg:x2="9.154cm" svg:y2="6.852cm">
          <text:p/>
        </draw:line>
        <draw:line draw:name="Line 21" draw:style-name="gr7" draw:text-style-name="P6" draw:layer="layout" svg:x1="13cm" svg:y1="12.783cm" svg:x2="8.625cm" svg:y2="16.615cm">
          <text:p/>
        </draw:line>
        <draw:custom-shape draw:name="CustomShape 22" draw:style-name="gr2" draw:text-style-name="P4" draw:layer="layout" svg:width="5.956cm" svg:height="1.652cm" svg:x="26.825cm" svg:y="5.218cm">
          <text:p text:style-name="P3"><text:span text:style-name="T7">Crear Administrador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" draw:text-style-name="P4" draw:layer="layout" svg:width="6.224cm" svg:height="1.646cm" svg:x="26.823cm" svg:y="8.554cm">
          <text:p text:style-name="P3"><text:span text:style-name="T7">Modificar <text:s/>Administrador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2" draw:text-style-name="P4" draw:layer="layout" svg:width="6.224cm" svg:height="1.646cm" svg:x="26.748cm" svg:y="11.565cm">
          <text:p text:style-name="P3"><text:span text:style-name="T7">Consultar Administrador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" draw:style-name="gr2" draw:text-style-name="P4" draw:layer="layout" svg:width="6.224cm" svg:height="1.646cm" svg:x="26.848cm" svg:y="14.31cm">
          <text:p text:style-name="P3"><text:span text:style-name="T7">Eliminar <text:s/>Administrador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7" draw:style-name="gr17" draw:text-style-name="P6" draw:layer="layout" svg:width="6.865cm" svg:height="6.463cm" svg:x="19.96cm" svg:y="6.1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8" draw:style-name="gr18" draw:text-style-name="P6" draw:layer="layout" svg:width="6.886cm" svg:height="3.376cm" svg:x="19.859cm" svg:y="9.4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19" draw:text-style-name="P6" draw:layer="layout" svg:width="6.785cm" svg:height="0.477cm" svg:x="19.96cm" svg:y="12.29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20" draw:text-style-name="P6" draw:layer="layout" svg:width="6.888cm" svg:height="2.217cm" svg:x="19.96cm" svg:y="12.7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10" draw:text-style-name="P8" draw:layer="layout" svg:width="3.393cm" svg:height="0.757cm" draw:transform="rotate (0.7387978723692) translate (22.918cm 8.571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" draw:text-style-name="P8" draw:layer="layout" svg:width="3.393cm" svg:height="0.757cm" draw:transform="rotate (0.590619418874881) translate (22.766cm 10.642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0" draw:text-style-name="P8" draw:layer="layout" svg:width="3.393cm" svg:height="0.757cm" draw:transform="rotate (0.149400183970715) translate (22.572cm 11.953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" draw:text-style-name="P8" draw:layer="layout" svg:width="3.393cm" svg:height="0.757cm" draw:transform="rotate (-0.228638132011257) translate (23.342cm 13.272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" draw:text-style-name="P8" draw:layer="layout" svg:width="1.74cm" svg:height="1.012cm" svg:x="29.216cm" svg:y="4.22cm">
          <text:p text:style-name="P7"><text:span text:style-name="T5">1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8" draw:style-name="gr10" draw:text-style-name="P8" draw:layer="layout" svg:width="1.74cm" svg:height="1.012cm" svg:x="29.067cm" svg:y="7.159cm">
          <text:p text:style-name="P7"><text:span text:style-name="T5">1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" draw:text-style-name="P8" draw:layer="layout" svg:width="1.74cm" svg:height="1.012cm" svg:x="29.06cm" svg:y="10.465cm">
          <text:p text:style-name="P7"><text:span text:style-name="T5">1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0" draw:text-style-name="P8" draw:layer="layout" svg:width="1.74cm" svg:height="1.012cm" svg:x="29.06cm" svg:y="13.2cm">
          <text:p text:style-name="P7"><text:span text:style-name="T5">1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3" draw:text-style-name="P5" draw:layer="layout" svg:width="1.003cm" svg:height="0.898cm" svg:x="6.511cm" svg:y="9.1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3" draw:style-name="gr4" draw:text-style-name="P6" draw:layer="layout" svg:x1="7.013cm" svg:y1="10.01cm" svg:x2="6.51cm" svg:y2="10.909cm">
          <text:p/>
        </draw:line>
        <draw:line draw:name="Line 44" draw:style-name="gr4" draw:text-style-name="P6" draw:layer="layout" svg:x1="7.013cm" svg:y1="10.01cm" svg:x2="7.516cm" svg:y2="10.909cm">
          <text:p/>
        </draw:line>
        <draw:line draw:name="Line 45" draw:style-name="gr4" draw:text-style-name="P6" draw:layer="layout" svg:x1="7.013cm" svg:y1="10.01cm" svg:x2="7.039cm" svg:y2="10.909cm">
          <text:p/>
        </draw:line>
        <draw:line draw:name="Line 46" draw:style-name="gr4" draw:text-style-name="P6" draw:layer="layout" svg:x1="7.039cm" svg:y1="10.909cm" svg:x2="6.51cm" svg:y2="11.809cm">
          <text:p/>
        </draw:line>
        <draw:line draw:name="Line 47" draw:style-name="gr4" draw:text-style-name="P6" draw:layer="layout" svg:x1="6.996cm" svg:y1="10.909cm" svg:x2="7.542cm" svg:y2="11.809cm">
          <text:p/>
        </draw:line>
        <draw:custom-shape draw:name="CustomShape 48" draw:style-name="gr5" draw:text-style-name="P4" draw:layer="layout" svg:width="6.071cm" svg:height="0.842cm" svg:x="3.854cm" svg:y="12.2cm">
          <text:p text:style-name="P3"><text:span text:style-name="T4">Dir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9" draw:style-name="gr13" draw:text-style-name="P6" draw:layer="layout" svg:x1="12.899cm" svg:y1="12.783cm" svg:x2="8.733cm" svg:y2="11.392cm">
          <text:p/>
        </draw:lin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21" draw:text-style-name="P2" draw:layer="layout" svg:width="29.628cm" svg:height="2.339cm" svg:x="4.772cm" svg:y="0.414cm">
          <text:p text:style-name="P1"><text:span text:style-name="T1">Caso de uso Gestionar emple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7.059cm" svg:height="3.992cm" svg:x="12.899cm" svg:y="2.858cm">
          <text:p text:style-name="P3"><text:span text:style-name="T2">Sistema de Gestión de Asistencia de los empleados de la Fundación Gran Mariscal de Ayacucho (Fundayacucho), sede principal ubicada en Petare-La Urbina Estado Mirand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7.059cm" svg:height="11.49cm" svg:x="12.899cm" svg:y="7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857cm" svg:height="1.278cm" svg:x="12.989cm" svg:y="12.143cm">
          <text:p text:style-name="P3"><text:span text:style-name="T7">Gestionar emplead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0" draw:text-style-name="P8" draw:layer="layout" svg:width="1.109cm" svg:height="1.012cm" svg:x="16.038cm" svg:y="11.165cm">
          <text:p text:style-name="P7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1.003cm" svg:height="0.898cm" svg:x="6.615cm" svg:y="4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4" draw:text-style-name="P6" draw:layer="layout" svg:x1="7.117cm" svg:y1="5.609cm" svg:x2="6.614cm" svg:y2="6.508cm">
          <text:p/>
        </draw:line>
        <draw:line draw:name="Line 8" draw:style-name="gr4" draw:text-style-name="P6" draw:layer="layout" svg:x1="7.117cm" svg:y1="5.609cm" svg:x2="7.62cm" svg:y2="6.508cm">
          <text:p/>
        </draw:line>
        <draw:line draw:name="Line 9" draw:style-name="gr4" draw:text-style-name="P6" draw:layer="layout" svg:x1="7.117cm" svg:y1="5.609cm" svg:x2="7.143cm" svg:y2="6.508cm">
          <text:p/>
        </draw:line>
        <draw:line draw:name="Line 10" draw:style-name="gr4" draw:text-style-name="P6" draw:layer="layout" svg:x1="7.143cm" svg:y1="6.508cm" svg:x2="6.614cm" svg:y2="7.408cm">
          <text:p/>
        </draw:line>
        <draw:line draw:name="Line 11" draw:style-name="gr4" draw:text-style-name="P6" draw:layer="layout" svg:x1="7.117cm" svg:y1="6.508cm" svg:x2="7.646cm" svg:y2="7.408cm">
          <text:p/>
        </draw:line>
        <draw:custom-shape draw:name="CustomShape 12" draw:style-name="gr3" draw:text-style-name="P5" draw:layer="layout" svg:width="1.003cm" svg:height="0.898cm" svg:x="6.446cm" svg:y="10.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4" draw:text-style-name="P6" draw:layer="layout" svg:x1="6.948cm" svg:y1="10.969cm" svg:x2="6.446cm" svg:y2="11.869cm">
          <text:p/>
        </draw:line>
        <draw:line draw:name="Line 14" draw:style-name="gr4" draw:text-style-name="P6" draw:layer="layout" svg:x1="6.948cm" svg:y1="10.969cm" svg:x2="7.451cm" svg:y2="11.869cm">
          <text:p/>
        </draw:line>
        <draw:line draw:name="Line 15" draw:style-name="gr4" draw:text-style-name="P6" draw:layer="layout" svg:x1="6.948cm" svg:y1="10.969cm" svg:x2="6.975cm" svg:y2="11.869cm">
          <text:p/>
        </draw:line>
        <draw:line draw:name="Line 16" draw:style-name="gr4" draw:text-style-name="P6" draw:layer="layout" svg:x1="6.975cm" svg:y1="11.869cm" svg:x2="6.446cm" svg:y2="12.768cm">
          <text:p/>
        </draw:line>
        <draw:line draw:name="Line 17" draw:style-name="gr4" draw:text-style-name="P6" draw:layer="layout" svg:x1="6.948cm" svg:y1="11.869cm" svg:x2="7.477cm" svg:y2="12.768cm">
          <text:p/>
        </draw:line>
        <draw:custom-shape draw:name="CustomShape 18" draw:style-name="gr5" draw:text-style-name="P4" draw:layer="layout" svg:width="5.37cm" svg:height="0.842cm" svg:x="4.299cm" svg:y="7.666cm">
          <text:p text:style-name="P7"><text:span text:style-name="T4">Administrador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" draw:text-style-name="P4" draw:layer="layout" svg:width="6.071cm" svg:height="0.842cm" svg:x="4.036cm" svg:y="12.692cm">
          <text:p text:style-name="P3"><text:span text:style-name="T4">Talento Hum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6" draw:text-style-name="P6" draw:layer="layout" svg:x1="12.899cm" svg:y1="12.783cm" svg:x2="9.154cm" svg:y2="6.852cm">
          <text:p/>
        </draw:line>
        <draw:line draw:name="Line 21" draw:style-name="gr7" draw:text-style-name="P6" draw:layer="layout" svg:x1="12.989cm" svg:y1="12.783cm" svg:x2="8.294cm" svg:y2="11.958cm">
          <text:p/>
        </draw:line>
        <draw:custom-shape draw:name="CustomShape 22" draw:style-name="gr2" draw:text-style-name="P4" draw:layer="layout" svg:width="5.956cm" svg:height="1.652cm" svg:x="25.42cm" svg:y="12.049cm">
          <text:p text:style-name="P3"><text:span text:style-name="T7">Consultar emplead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22" draw:text-style-name="P6" draw:layer="layout" svg:width="5.46cm" svg:height="0.001cm" svg:x="19.96cm" svg:y="12.773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10" draw:text-style-name="P8" draw:layer="layout" svg:width="3.393cm" svg:height="0.757cm" svg:x="21.807cm" svg:y="12cm">
          <text:p text:style-name="P7"><text:span text:style-name="T2">&lt;&lt;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0" draw:text-style-name="P8" draw:layer="layout" svg:width="1.74cm" svg:height="1.012cm" svg:x="27.6cm" svg:y="4.988cm">
          <text:p text:style-name="P7"><text:span text:style-name="T5">2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" draw:text-style-name="P5" draw:layer="layout" svg:width="1.003cm" svg:height="0.898cm" svg:x="6.378cm" svg:y="14.3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7" draw:style-name="gr4" draw:text-style-name="P6" draw:layer="layout" svg:x1="6.88cm" svg:y1="15.273cm" svg:x2="6.378cm" svg:y2="16.172cm">
          <text:p/>
        </draw:line>
        <draw:line draw:name="Line 28" draw:style-name="gr4" draw:text-style-name="P6" draw:layer="layout" svg:x1="6.88cm" svg:y1="15.273cm" svg:x2="7.383cm" svg:y2="16.172cm">
          <text:p/>
        </draw:line>
        <draw:line draw:name="Line 29" draw:style-name="gr4" draw:text-style-name="P6" draw:layer="layout" svg:x1="6.88cm" svg:y1="15.273cm" svg:x2="6.907cm" svg:y2="16.172cm">
          <text:p/>
        </draw:line>
        <draw:line draw:name="Line 30" draw:style-name="gr4" draw:text-style-name="P6" draw:layer="layout" svg:x1="6.907cm" svg:y1="16.172cm" svg:x2="6.378cm" svg:y2="17.072cm">
          <text:p/>
        </draw:line>
        <draw:line draw:name="Line 31" draw:style-name="gr4" draw:text-style-name="P6" draw:layer="layout" svg:x1="6.88cm" svg:y1="16.172cm" svg:x2="7.41cm" svg:y2="17.072cm">
          <text:p/>
        </draw:line>
        <draw:custom-shape draw:name="CustomShape 32" draw:style-name="gr5" draw:text-style-name="P4" draw:layer="layout" svg:width="6.071cm" svg:height="0.842cm" svg:x="3.939cm" svg:y="17.263cm">
          <text:p text:style-name="P3"><text:span text:style-name="T4">Dir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3" draw:style-name="gr13" draw:text-style-name="P6" draw:layer="layout" svg:x1="12.899cm" svg:y1="12.783cm" svg:x2="8.452cm" svg:y2="15.722cm">
          <text:p/>
        </draw:line>
        <draw:custom-shape draw:name="CustomShape 14" draw:style-name="gr23" draw:text-style-name="P11" draw:layer="layout" svg:width="5.956cm" svg:height="1.652cm" svg:x="25.444cm" svg:y="6.148cm">
          <text:p text:style-name="P3"><text:span text:style-name="T7">Crear </text:span></text:p>
          <text:p text:style-name="P3"><text:span text:style-name="T7">emplead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23" draw:text-style-name="P11" draw:layer="layout" svg:width="5.956cm" svg:height="1.652cm" svg:x="25.4cm" svg:y="9.148cm">
          <text:p text:style-name="P3"><text:span text:style-name="T7">Modificar</text:span></text:p>
          <text:p text:style-name="P3"><text:span text:style-name="T7">emplead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3" draw:text-style-name="P11" draw:layer="layout" svg:width="5.956cm" svg:height="1.652cm" svg:x="25.444cm" svg:y="14.948cm">
          <text:p text:style-name="P3"><text:span text:style-name="T7">Eliminar emplead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24" draw:text-style-name="P12" draw:layer="layout" svg:width="1.74cm" svg:height="1.012cm" svg:x="27.46cm" svg:y="8.136cm">
          <text:p text:style-name="P7"><text:span text:style-name="T5">2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12" draw:layer="layout" svg:width="1.74cm" svg:height="1.012cm" svg:x="27.6cm" svg:y="11.037cm">
          <text:p text:style-name="P7"><text:span text:style-name="T5">2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24" draw:text-style-name="P12" draw:layer="layout" svg:width="1.74cm" svg:height="1.012cm" svg:x="27.6cm" svg:y="13.936cm">
          <text:p text:style-name="P7"><text:span text:style-name="T5">2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5" draw:text-style-name="P6" draw:layer="layout" svg:width="5.354cm" svg:height="5.6cm" svg:x="19.846cm" svg:y="7.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6" draw:text-style-name="P6" draw:layer="layout" svg:width="5.44cm" svg:height="2.577cm" svg:x="19.96cm" svg:y="10.19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27" draw:text-style-name="P6" draw:layer="layout" svg:width="5.484cm" svg:height="2.824cm" svg:x="19.96cm" svg:y="12.77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28" draw:text-style-name="P12" draw:layer="layout" svg:width="3.393cm" svg:height="0.757cm" draw:transform="rotate (-0.454658270144523) translate (22.345cm 13.195cm)">
          <text:p text:style-name="P7"><text:span text:style-name="T2">&lt;&lt;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8" draw:text-style-name="P12" draw:layer="layout" svg:width="3.393cm" svg:height="0.757cm" draw:transform="rotate (0.456054533546118) translate (21.714cm 11.186cm)">
          <text:p text:style-name="P7"><text:span text:style-name="T2">&lt;&lt;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8" draw:text-style-name="P12" draw:layer="layout" svg:width="3.393cm" svg:height="0.757cm" draw:transform="rotate (0.858876524906409) translate (21.402cm 10.158cm)">
          <text:p text:style-name="P7"><text:span text:style-name="T2">&lt;&lt;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5" draw:text-style-name="P8" draw:layer="layout" svg:width="29.52cm" svg:height="1.948cm" svg:x="3.181cm" svg:y="0.648cm">
          <text:p text:style-name="P1"><text:span text:style-name="T1">Caso de uso Gestionar depart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7.059cm" svg:height="3.992cm" svg:x="12.899cm" svg:y="2.858cm">
          <text:p text:style-name="P3"><text:span text:style-name="T2">Sistema de Gestión de Asistencia de los empleados de la Fundación Gran Mariscal de Ayacucho (Fundayacucho), sede principal ubicada en Petare-La Urbina Estado Mirand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7.059cm" svg:height="11.49cm" svg:x="12.899cm" svg:y="7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857cm" svg:height="1.391cm" svg:x="13cm" svg:y="11.473cm">
          <text:p text:style-name="P3"><text:span text:style-name="T7">Gestionar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3" draw:text-style-name="P5" draw:layer="layout" svg:width="1.003cm" svg:height="0.898cm" svg:x="6.615cm" svg:y="9.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6" draw:style-name="gr4" draw:text-style-name="P6" draw:layer="layout" svg:x1="7.117cm" svg:y1="10.689cm" svg:x2="6.614cm" svg:y2="11.588cm">
          <text:p/>
        </draw:line>
        <draw:line draw:name="Line 7" draw:style-name="gr4" draw:text-style-name="P6" draw:layer="layout" svg:x1="7.117cm" svg:y1="10.689cm" svg:x2="7.62cm" svg:y2="11.588cm">
          <text:p/>
        </draw:line>
        <draw:line draw:name="Line 8" draw:style-name="gr4" draw:text-style-name="P6" draw:layer="layout" svg:x1="7.117cm" svg:y1="10.689cm" svg:x2="7.143cm" svg:y2="11.588cm">
          <text:p/>
        </draw:line>
        <draw:line draw:name="Line 9" draw:style-name="gr4" draw:text-style-name="P6" draw:layer="layout" svg:x1="7.143cm" svg:y1="11.588cm" svg:x2="6.614cm" svg:y2="12.488cm">
          <text:p/>
        </draw:line>
        <draw:line draw:name="Line 10" draw:style-name="gr4" draw:text-style-name="P6" draw:layer="layout" svg:x1="7.143cm" svg:y1="11.588cm" svg:x2="7.646cm" svg:y2="12.488cm">
          <text:p/>
        </draw:line>
        <draw:custom-shape draw:name="CustomShape 11" draw:style-name="gr5" draw:text-style-name="P4" draw:layer="layout" svg:width="5.37cm" svg:height="0.842cm" svg:x="4.511cm" svg:y="12.851cm">
          <text:p text:style-name="P7"><text:span text:style-name="T4">Administrador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6" draw:text-style-name="P6" draw:layer="layout" svg:x1="13cm" svg:y1="12.169cm" svg:x2="8.837cm" svg:y2="12.117cm">
          <text:p/>
        </draw:line>
        <draw:custom-shape draw:name="CustomShape 13" draw:style-name="gr29" draw:text-style-name="P6" draw:layer="layout" svg:width="6.04cm" svg:height="2.236cm" svg:x="19.96cm" svg:y="10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" draw:text-style-name="P4" draw:layer="layout" svg:width="5.956cm" svg:height="1.652cm" svg:x="26.244cm" svg:y="6cm">
          <text:p text:style-name="P3"><text:span text:style-name="T7">Crear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10" draw:text-style-name="P8" draw:layer="layout" svg:width="1.109cm" svg:height="1.012cm" svg:x="15.932cm" svg:y="10.53cm">
          <text:p text:style-name="P7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0" draw:text-style-name="P8" draw:layer="layout" svg:width="2.005cm" svg:height="1.012cm" svg:x="28.526cm" svg:y="5.024cm">
          <text:p text:style-name="P7"><text:span text:style-name="T5">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8" draw:layer="layout" svg:width="3.393cm" svg:height="0.757cm" draw:transform="rotate (0.637917841603927) translate (21.615cm 9.627cm)">
          <text:p text:style-name="P7"><text:span text:style-name="T2">&lt;&lt;include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3" draw:text-style-name="P11" draw:layer="layout" svg:width="5.956cm" svg:height="1.652cm" svg:x="26.2cm" svg:y="9.148cm">
          <text:p text:style-name="P3"><text:span text:style-name="T7">Modificar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23" draw:text-style-name="P11" draw:layer="layout" svg:width="5.956cm" svg:height="1.652cm" svg:x="26.2cm" svg:y="12.235cm">
          <text:p text:style-name="P3"><text:span text:style-name="T7">Consultar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23" draw:text-style-name="P11" draw:layer="layout" svg:width="5.956cm" svg:height="1.652cm" svg:x="26.2cm" svg:y="15.148cm">
          <text:p text:style-name="P3"><text:span text:style-name="T7">Eliminar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30" draw:text-style-name="P6" draw:layer="layout" svg:width="6.042cm" svg:height="0.764cm" svg:x="19.958cm" svg:y="12.2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1" draw:text-style-name="P6" draw:layer="layout" svg:width="6.242cm" svg:height="3.6cm" svg:x="19.958cm" svg:y="12.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32" draw:text-style-name="P6" draw:layer="layout" svg:width="6.387cm" svg:height="5.2cm" svg:x="19.857cm" svg:y="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8" draw:text-style-name="P12" draw:layer="layout" svg:width="3.393cm" svg:height="0.757cm" draw:transform="rotate (0.441742833679765) translate (22.201cm 10.604cm)">
          <text:p text:style-name="P7"><text:span text:style-name="T2">&lt;&lt;include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8" draw:text-style-name="P12" draw:layer="layout" svg:width="3.393cm" svg:height="0.757cm" svg:x="22.551cm" svg:y="11.943cm">
          <text:p text:style-name="P7"><text:span text:style-name="T2">&lt;&lt;include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8" draw:text-style-name="P12" draw:layer="layout" svg:width="3.393cm" svg:height="0.757cm" draw:transform="rotate (-0.522027979271505) translate (22.614cm 12.848cm)">
          <text:p text:style-name="P7"><text:span text:style-name="T2">&lt;&lt;include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2" draw:layer="layout" svg:width="2.005cm" svg:height="1.012cm" svg:x="28.395cm" svg:y="7.988cm">
          <text:p text:style-name="P7"><text:span text:style-name="T5">3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2" draw:layer="layout" svg:width="2.005cm" svg:height="1.012cm" svg:x="28.4cm" svg:y="11.223cm">
          <text:p text:style-name="P7"><text:span text:style-name="T5">3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3" draw:text-style-name="P12" draw:layer="layout" svg:width="2.005cm" svg:height="1.012cm" svg:x="28.4cm" svg:y="14.2cm">
          <text:p text:style-name="P7"><text:span text:style-name="T5">3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34" draw:text-style-name="P2" draw:layer="layout" svg:width="27.428cm" svg:height="1.631cm" svg:x="4.772cm" svg:y="0.769cm">
          <text:p text:style-name="P1"><text:span text:style-name="T1">Caso de uso Gestionar asist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7.059cm" svg:height="3.992cm" svg:x="12.899cm" svg:y="2.858cm">
          <text:p text:style-name="P3"><text:span text:style-name="T2">Sistema de Gestión de Asistencia de los empleados de la Fundación Gran Mariscal de Ayacucho (Fundayacucho), sede principal ubicada en Petare-La Urbina Estado Mirand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7.059cm" svg:height="11.49cm" svg:x="12.899cm" svg:y="7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857cm" svg:height="1.24cm" svg:x="13cm" svg:y="12.162cm">
          <text:p text:style-name="P3"><text:span text:style-name="T7">Gestionar asistencia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0" draw:text-style-name="P8" draw:layer="layout" svg:width="1.219cm" svg:height="1.012cm" svg:x="15.928cm" svg:y="11.059cm">
          <text:p text:style-name="P7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1.003cm" svg:height="0.898cm" svg:x="6.519cm" svg:y="3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4" draw:text-style-name="P6" draw:layer="layout" svg:x1="7.021cm" svg:y1="4.698cm" svg:x2="6.518cm" svg:y2="5.598cm">
          <text:p/>
        </draw:line>
        <draw:line draw:name="Line 8" draw:style-name="gr4" draw:text-style-name="P6" draw:layer="layout" svg:x1="7.021cm" svg:y1="4.698cm" svg:x2="7.524cm" svg:y2="5.598cm">
          <text:p/>
        </draw:line>
        <draw:line draw:name="Line 9" draw:style-name="gr4" draw:text-style-name="P6" draw:layer="layout" svg:x1="7.021cm" svg:y1="4.698cm" svg:x2="7.047cm" svg:y2="5.598cm">
          <text:p/>
        </draw:line>
        <draw:line draw:name="Line 10" draw:style-name="gr4" draw:text-style-name="P6" draw:layer="layout" svg:x1="7.047cm" svg:y1="5.598cm" svg:x2="6.518cm" svg:y2="6.497cm">
          <text:p/>
        </draw:line>
        <draw:line draw:name="Line 11" draw:style-name="gr4" draw:text-style-name="P6" draw:layer="layout" svg:x1="7.021cm" svg:y1="5.598cm" svg:x2="7.55cm" svg:y2="6.497cm">
          <text:p/>
        </draw:line>
        <draw:custom-shape draw:name="CustomShape 12" draw:style-name="gr3" draw:text-style-name="P5" draw:layer="layout" svg:width="1.003cm" svg:height="0.898cm" svg:x="6.509cm" svg:y="7.6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4" draw:text-style-name="P6" draw:layer="layout" svg:x1="7.011cm" svg:y1="8.59cm" svg:x2="6.508cm" svg:y2="9.49cm">
          <text:p/>
        </draw:line>
        <draw:line draw:name="Line 14" draw:style-name="gr4" draw:text-style-name="P6" draw:layer="layout" svg:x1="7.011cm" svg:y1="8.59cm" svg:x2="7.514cm" svg:y2="9.49cm">
          <text:p/>
        </draw:line>
        <draw:line draw:name="Line 15" draw:style-name="gr4" draw:text-style-name="P6" draw:layer="layout" svg:x1="7.011cm" svg:y1="8.59cm" svg:x2="7.037cm" svg:y2="9.49cm">
          <text:p/>
        </draw:line>
        <draw:line draw:name="Line 16" draw:style-name="gr4" draw:text-style-name="P6" draw:layer="layout" svg:x1="7.037cm" svg:y1="9.49cm" svg:x2="6.508cm" svg:y2="10.389cm">
          <text:p/>
        </draw:line>
        <draw:line draw:name="Line 17" draw:style-name="gr4" draw:text-style-name="P6" draw:layer="layout" svg:x1="7.037cm" svg:y1="9.49cm" svg:x2="7.54cm" svg:y2="10.389cm">
          <text:p/>
        </draw:line>
        <draw:custom-shape draw:name="CustomShape 18" draw:style-name="gr3" draw:text-style-name="P5" draw:layer="layout" svg:width="1.003cm" svg:height="0.898cm" svg:x="6.509cm" svg:y="15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9" draw:style-name="gr4" draw:text-style-name="P6" draw:layer="layout" svg:x1="7.011cm" svg:y1="15.98cm" svg:x2="6.508cm" svg:y2="16.88cm">
          <text:p/>
        </draw:line>
        <draw:line draw:name="Line 20" draw:style-name="gr4" draw:text-style-name="P6" draw:layer="layout" svg:x1="7.011cm" svg:y1="15.98cm" svg:x2="7.514cm" svg:y2="16.88cm">
          <text:p/>
        </draw:line>
        <draw:line draw:name="Line 21" draw:style-name="gr4" draw:text-style-name="P6" draw:layer="layout" svg:x1="7.011cm" svg:y1="15.98cm" svg:x2="7.037cm" svg:y2="16.88cm">
          <text:p/>
        </draw:line>
        <draw:line draw:name="Line 22" draw:style-name="gr4" draw:text-style-name="P6" draw:layer="layout" svg:x1="7.037cm" svg:y1="16.88cm" svg:x2="6.508cm" svg:y2="17.78cm">
          <text:p/>
        </draw:line>
        <draw:line draw:name="Line 23" draw:style-name="gr4" draw:text-style-name="P6" draw:layer="layout" svg:x1="7.037cm" svg:y1="16.88cm" svg:x2="7.54cm" svg:y2="17.78cm">
          <text:p/>
        </draw:line>
        <draw:custom-shape draw:name="CustomShape 24" draw:style-name="gr5" draw:text-style-name="P4" draw:layer="layout" svg:width="4.501cm" svg:height="1.434cm" svg:x="1.951cm" svg:y="4.644cm">
          <text:p text:style-name="P3"><text:span text:style-name="T4">Administrador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4" draw:layer="layout" svg:width="3.872cm" svg:height="1.434cm" svg:x="2.555cm" svg:y="8.631cm">
          <text:p text:style-name="P3"><text:span text:style-name="T4">Talento Hum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4" draw:layer="layout" svg:width="4.285cm" svg:height="0.842cm" svg:x="2.697cm" svg:y="16.227cm">
          <text:p text:style-name="P7"><text:span text:style-name="T4">Coordinad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6" draw:text-style-name="P6" draw:layer="layout" svg:x1="13cm" svg:y1="12.783cm" svg:x2="8.138cm" svg:y2="5.598cm">
          <text:p/>
        </draw:line>
        <draw:line draw:name="Line 28" draw:style-name="gr7" draw:text-style-name="P6" draw:layer="layout" svg:x1="13cm" svg:y1="12.783cm" svg:x2="8.206cm" svg:y2="9.033cm">
          <text:p/>
        </draw:line>
        <draw:line draw:name="Line 29" draw:style-name="gr8" draw:text-style-name="P6" draw:layer="layout" svg:x1="13cm" svg:y1="12.783cm" svg:x2="9.355cm" svg:y2="16.88cm">
          <text:p/>
        </draw:line>
        <draw:custom-shape draw:name="CustomShape 30" draw:style-name="gr10" draw:text-style-name="P8" draw:layer="layout" svg:width="3.393cm" svg:height="0.757cm" draw:transform="rotate (-0.117984257434817) translate (23.044cm 12.42cm)">
          <text:p text:style-name="P7"><text:span text:style-name="T6">&lt;</text:span><text:span text:style-name="T2">&lt;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9" draw:text-style-name="P6" draw:layer="layout" svg:width="6.661cm" svg:height="1.048cm" svg:x="19.912cm" svg:y="12.78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2" draw:text-style-name="P4" draw:layer="layout" svg:width="5.956cm" svg:height="1.652cm" svg:x="26.416cm" svg:y="9.577cm">
          <text:p text:style-name="P3"><text:span text:style-name="T7">Asignar Statu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2" draw:text-style-name="P4" draw:layer="layout" svg:width="5.956cm" svg:height="1.652cm" svg:x="26.575cm" svg:y="13.006cm">
          <text:p text:style-name="P3"><text:span text:style-name="T7">Modificar Statu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4" draw:style-name="gr9" draw:text-style-name="P6" draw:layer="layout" svg:width="6.454cm" svg:height="2.377cm" svg:x="19.96cm" svg:y="10.39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5" draw:style-name="gr10" draw:text-style-name="P8" draw:layer="layout" svg:width="3.393cm" svg:height="0.757cm" draw:transform="rotate (0.408756110817072) translate (22.207cm 11.02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0" draw:text-style-name="P8" draw:layer="layout" svg:width="1.744cm" svg:height="1.012cm" svg:x="28.681cm" svg:y="8.52cm">
          <text:p text:style-name="P7"><text:span text:style-name="T5">4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0" draw:text-style-name="P8" draw:layer="layout" svg:width="1.744cm" svg:height="1.012cm" svg:x="28.821cm" svg:y="11.98cm">
          <text:p text:style-name="P7"><text:span text:style-name="T5">4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13" draw:text-style-name="P6" draw:layer="layout" svg:x1="12.899cm" svg:y1="12.783cm" svg:x2="8.476cm" svg:y2="12.598cm">
          <text:p/>
        </draw:line>
        <draw:custom-shape draw:name="CustomShape 39" draw:style-name="gr3" draw:text-style-name="P5" draw:layer="layout" svg:width="1.003cm" svg:height="0.898cm" svg:x="6.645cm" svg:y="11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0" draw:style-name="gr4" draw:text-style-name="P6" draw:layer="layout" svg:x1="7.147cm" svg:y1="12.08cm" svg:x2="6.644cm" svg:y2="12.98cm">
          <text:p/>
        </draw:line>
        <draw:line draw:name="Line 41" draw:style-name="gr4" draw:text-style-name="P6" draw:layer="layout" svg:x1="7.147cm" svg:y1="12.08cm" svg:x2="7.649cm" svg:y2="12.98cm">
          <text:p/>
        </draw:line>
        <draw:line draw:name="Line 42" draw:style-name="gr4" draw:text-style-name="P6" draw:layer="layout" svg:x1="7.147cm" svg:y1="12.08cm" svg:x2="7.173cm" svg:y2="12.98cm">
          <text:p/>
        </draw:line>
        <draw:line draw:name="Line 43" draw:style-name="gr4" draw:text-style-name="P6" draw:layer="layout" svg:x1="7.173cm" svg:y1="12.98cm" svg:x2="6.644cm" svg:y2="13.88cm">
          <text:p/>
        </draw:line>
        <draw:line draw:name="Line 44" draw:style-name="gr4" draw:text-style-name="P6" draw:layer="layout" svg:x1="7.173cm" svg:y1="12.98cm" svg:x2="7.676cm" svg:y2="13.88cm">
          <text:p/>
        </draw:line>
        <draw:custom-shape draw:name="CustomShape 45" draw:style-name="gr5" draw:text-style-name="P4" draw:layer="layout" svg:width="4.285cm" svg:height="0.842cm" svg:x="2.349cm" svg:y="12.451cm">
          <text:p text:style-name="P3"><text:span text:style-name="T4">Dir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15" draw:text-style-name="P8" draw:layer="layout" svg:width="24.753cm" svg:height="1.948cm" svg:x="4.561cm" svg:y="0.669cm">
          <text:p text:style-name="P1"><text:span text:style-name="T1">Caso de uso Gestionar repor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7.059cm" svg:height="3.992cm" svg:x="12.899cm" svg:y="2.858cm">
          <text:p text:style-name="P3"><text:span text:style-name="T2">Sistema de Gestión de Asistencia de los empleados de la Fundación Gran Mariscal de Ayacucho (Fundayacucho), sede principal ubicada en Petare-La Urbina Estado Mirand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7.059cm" svg:height="11.49cm" svg:x="12.899cm" svg:y="7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857cm" svg:height="1.343cm" svg:x="13.101cm" svg:y="12.131cm">
          <text:p text:style-name="P3"><text:span text:style-name="T7">Gestionar reportes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0" draw:text-style-name="P8" draw:layer="layout" svg:width="1.219cm" svg:height="1.012cm" svg:x="15.928cm" svg:y="11.059cm">
          <text:p text:style-name="P7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1.003cm" svg:height="0.898cm" svg:x="6.615cm" svg:y="4.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4" draw:text-style-name="P6" draw:layer="layout" svg:x1="7.117cm" svg:y1="5.609cm" svg:x2="6.614cm" svg:y2="6.508cm">
          <text:p/>
        </draw:line>
        <draw:line draw:name="Line 8" draw:style-name="gr4" draw:text-style-name="P6" draw:layer="layout" svg:x1="7.117cm" svg:y1="5.609cm" svg:x2="7.62cm" svg:y2="6.508cm">
          <text:p/>
        </draw:line>
        <draw:line draw:name="Line 9" draw:style-name="gr4" draw:text-style-name="P6" draw:layer="layout" svg:x1="7.117cm" svg:y1="5.609cm" svg:x2="7.143cm" svg:y2="6.508cm">
          <text:p/>
        </draw:line>
        <draw:line draw:name="Line 10" draw:style-name="gr4" draw:text-style-name="P6" draw:layer="layout" svg:x1="7.143cm" svg:y1="6.508cm" svg:x2="6.614cm" svg:y2="7.408cm">
          <text:p/>
        </draw:line>
        <draw:line draw:name="Line 11" draw:style-name="gr4" draw:text-style-name="P6" draw:layer="layout" svg:x1="7.143cm" svg:y1="6.508cm" svg:x2="7.646cm" svg:y2="7.408cm">
          <text:p/>
        </draw:line>
        <draw:custom-shape draw:name="CustomShape 12" draw:style-name="gr3" draw:text-style-name="P5" draw:layer="layout" svg:width="1.003cm" svg:height="0.898cm" svg:x="6.509cm" svg:y="9.8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3" draw:style-name="gr4" draw:text-style-name="P6" draw:layer="layout" svg:x1="7.011cm" svg:y1="10.795cm" svg:x2="6.508cm" svg:y2="11.694cm">
          <text:p/>
        </draw:line>
        <draw:line draw:name="Line 14" draw:style-name="gr4" draw:text-style-name="P6" draw:layer="layout" svg:x1="7.011cm" svg:y1="10.795cm" svg:x2="7.514cm" svg:y2="11.694cm">
          <text:p/>
        </draw:line>
        <draw:line draw:name="Line 15" draw:style-name="gr4" draw:text-style-name="P6" draw:layer="layout" svg:x1="7.011cm" svg:y1="10.795cm" svg:x2="7.037cm" svg:y2="11.694cm">
          <text:p/>
        </draw:line>
        <draw:line draw:name="Line 16" draw:style-name="gr4" draw:text-style-name="P6" draw:layer="layout" svg:x1="7.037cm" svg:y1="11.694cm" svg:x2="6.508cm" svg:y2="12.594cm">
          <text:p/>
        </draw:line>
        <draw:line draw:name="Line 17" draw:style-name="gr4" draw:text-style-name="P6" draw:layer="layout" svg:x1="7.011cm" svg:y1="11.694cm" svg:x2="7.54cm" svg:y2="12.594cm">
          <text:p/>
        </draw:line>
        <draw:custom-shape draw:name="CustomShape 18" draw:style-name="gr3" draw:text-style-name="P5" draw:layer="layout" svg:width="1.003cm" svg:height="0.898cm" svg:x="6.509cm" svg:y="15.0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9" draw:style-name="gr4" draw:text-style-name="P6" draw:layer="layout" svg:x1="7.011cm" svg:y1="15.98cm" svg:x2="6.508cm" svg:y2="16.88cm">
          <text:p/>
        </draw:line>
        <draw:line draw:name="Line 20" draw:style-name="gr4" draw:text-style-name="P6" draw:layer="layout" svg:x1="7.011cm" svg:y1="15.98cm" svg:x2="7.514cm" svg:y2="16.88cm">
          <text:p/>
        </draw:line>
        <draw:line draw:name="Line 21" draw:style-name="gr4" draw:text-style-name="P6" draw:layer="layout" svg:x1="7.011cm" svg:y1="15.98cm" svg:x2="7.037cm" svg:y2="16.88cm">
          <text:p/>
        </draw:line>
        <draw:line draw:name="Line 22" draw:style-name="gr4" draw:text-style-name="P6" draw:layer="layout" svg:x1="7.037cm" svg:y1="16.88cm" svg:x2="6.508cm" svg:y2="17.78cm">
          <text:p/>
        </draw:line>
        <draw:line draw:name="Line 23" draw:style-name="gr4" draw:text-style-name="P6" draw:layer="layout" svg:x1="7.011cm" svg:y1="16.88cm" svg:x2="7.54cm" svg:y2="17.78cm">
          <text:p/>
        </draw:line>
        <draw:custom-shape draw:name="CustomShape 24" draw:style-name="gr5" draw:text-style-name="P4" draw:layer="layout" svg:width="5.37cm" svg:height="0.842cm" svg:x="4.299cm" svg:y="7.666cm">
          <text:p text:style-name="P7"><text:span text:style-name="T4">Administrador 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4" draw:layer="layout" svg:width="6.136cm" svg:height="0.842cm" svg:x="4.974cm" svg:y="13.005cm">
          <text:p text:style-name="P7"><text:span text:style-name="T4">Talento Hum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4" draw:layer="layout" svg:width="5.088cm" svg:height="0.842cm" svg:x="5.13cm" svg:y="17.913cm">
          <text:p text:style-name="P7"><text:span text:style-name="T4">Coordinad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6" draw:text-style-name="P6" draw:layer="layout" svg:x1="13cm" svg:y1="12.783cm" svg:x2="9.355cm" svg:y2="6.875cm">
          <text:p/>
        </draw:line>
        <draw:line draw:name="Line 28" draw:style-name="gr7" draw:text-style-name="P6" draw:layer="layout" svg:x1="13cm" svg:y1="12.783cm" svg:x2="9.67cm" svg:y2="12.784cm">
          <text:p/>
        </draw:line>
        <draw:line draw:name="Line 29" draw:style-name="gr8" draw:text-style-name="P6" draw:layer="layout" svg:x1="13cm" svg:y1="12.783cm" svg:x2="9.355cm" svg:y2="16.88cm">
          <text:p/>
        </draw:line>
        <draw:custom-shape draw:name="CustomShape 30" draw:style-name="gr10" draw:text-style-name="P8" draw:layer="layout" svg:width="3.393cm" svg:height="0.757cm" draw:transform="rotate (1.01944681608989) translate (21.845cm 7.533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" draw:text-style-name="P4" draw:layer="layout" svg:width="8.794cm" svg:height="2.064cm" svg:x="24.367cm" svg:y="2.731cm">
          <text:p text:style-name="P3"><text:span text:style-name="T6">Reporte por rango de fecha de asistencia por empleado y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10" draw:text-style-name="P8" draw:layer="layout" svg:width="3.393cm" svg:height="0.757cm" draw:transform="rotate (-0.031415926535898) translate (21.211cm 12.685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0" draw:text-style-name="P8" draw:layer="layout" svg:width="1.85cm" svg:height="1.012cm" svg:x="28.15cm" svg:y="1.854cm">
          <text:p text:style-name="P7"><text:span text:style-name="T5">5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0" draw:text-style-name="P8" draw:layer="layout" svg:width="1.744cm" svg:height="1.012cm" svg:x="27.946cm" svg:y="4.8cm">
          <text:p text:style-name="P7"><text:span text:style-name="T5">5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0" draw:text-style-name="P8" draw:layer="layout" svg:width="1.744cm" svg:height="1.012cm" svg:x="27.946cm" svg:y="7.935cm">
          <text:p text:style-name="P7"><text:span text:style-name="T5">5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2" draw:text-style-name="P4" draw:layer="layout" svg:width="8.794cm" svg:height="2.192cm" svg:x="24.38cm" svg:y="5.646cm">
          <text:p text:style-name="P3"><text:span text:style-name="T6">Reporte por rango de fecha de inasistencia por empleado y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7" draw:style-name="gr2" draw:text-style-name="P4" draw:layer="layout" svg:width="8.794cm" svg:height="2.164cm" svg:x="24.376cm" svg:y="8.725cm">
          <text:p text:style-name="P3"><text:span text:style-name="T8">Reporte por rango de fecha de llegadas tarde por empleado y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2" draw:text-style-name="P4" draw:layer="layout" svg:width="8.794cm" svg:height="2.019cm" svg:x="24.606cm" svg:y="15.325cm">
          <text:p text:style-name="P3"><text:span text:style-name="T6">Reporte de estatus por empleado y por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8" draw:style-name="gr35" draw:text-style-name="P11" draw:layer="layout" svg:width="8.794cm" svg:height="2.668cm" svg:x="24.414cm" svg:y="11.787cm">
          <text:p text:style-name="P3"><text:span text:style-name="T6">Reporte por rango de fecha de justificación por empleado y departamento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0" draw:style-name="gr9" draw:text-style-name="P6" draw:layer="layout" svg:width="4.564cm" svg:height="8.402cm" svg:x="19.96cm" svg:y="4.377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1" draw:style-name="gr10" draw:text-style-name="P8" draw:layer="layout" svg:width="1.744cm" svg:height="1.012cm" svg:x="27.999cm" svg:y="10.902cm">
          <text:p text:style-name="P7"><text:span text:style-name="T5">5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0" draw:text-style-name="P8" draw:layer="layout" svg:width="2.062cm" svg:height="1.012cm" svg:x="27.999cm" svg:y="14.421cm">
          <text:p text:style-name="P7"><text:span text:style-name="T5">5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" draw:text-style-name="P6" draw:layer="layout" svg:width="4.418cm" svg:height="6.059cm" svg:x="19.96cm" svg:y="6.735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4" draw:style-name="gr9" draw:text-style-name="P6" draw:layer="layout" svg:width="4.414cm" svg:height="2.993cm" svg:x="19.96cm" svg:y="9.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5" draw:style-name="gr9" draw:text-style-name="P6" draw:layer="layout" svg:width="4.564cm" svg:height="0.036cm" svg:x="19.96cm" svg:y="12.8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6" draw:style-name="gr36" draw:text-style-name="P6" draw:layer="layout" svg:width="4.44cm" svg:height="3.397cm" svg:x="19.96cm" svg:y="12.80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7" draw:style-name="gr10" draw:text-style-name="P8" draw:layer="layout" svg:width="3.393cm" svg:height="0.757cm" draw:transform="rotate (0.842819495788062) translate (21.615cm 10.047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8" draw:style-name="gr10" draw:text-style-name="P8" draw:layer="layout" svg:width="3.393cm" svg:height="0.757cm" draw:transform="rotate (0.612261501599611) translate (21.27cm 11.865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0" draw:text-style-name="P8" draw:layer="layout" svg:width="3.393cm" svg:height="0.757cm" draw:transform="rotate (-0.631285590446349) translate (21.475cm 14.186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15" draw:text-style-name="P8" draw:layer="layout" svg:width="24.753cm" svg:height="1.948cm" svg:x="4.89cm" svg:y="0.645cm">
          <text:p text:style-name="P1"><text:span text:style-name="T1">Caso de uso Gestionar asist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7.059cm" svg:height="3.992cm" svg:x="12.899cm" svg:y="2.858cm">
          <text:p text:style-name="P3"><text:span text:style-name="T2">Sistema de Gestión de Asistencia de los empleados de la Fundación Gran Mariscal de Ayacucho (Fundayacucho), sede principal ubicada en Petare-La Urbina Estado Mirand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7.059cm" svg:height="11.49cm" svg:x="12.899cm" svg:y="7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857cm" svg:height="1.24cm" svg:x="13cm" svg:y="11.541cm">
          <text:p text:style-name="P3"><text:span text:style-name="T7">Gestionar asistencia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0" draw:text-style-name="P8" draw:layer="layout" svg:width="1.219cm" svg:height="1.012cm" svg:x="15.928cm" svg:y="10.583cm">
          <text:p text:style-name="P7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1.003cm" svg:height="0.898cm" svg:x="6.615cm" svg:y="9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4" draw:text-style-name="P6" draw:layer="layout" svg:x1="7.117cm" svg:y1="10.424cm" svg:x2="6.614cm" svg:y2="11.324cm">
          <text:p/>
        </draw:line>
        <draw:line draw:name="Line 8" draw:style-name="gr4" draw:text-style-name="P6" draw:layer="layout" svg:x1="7.117cm" svg:y1="10.424cm" svg:x2="7.62cm" svg:y2="11.324cm">
          <text:p/>
        </draw:line>
        <draw:line draw:name="Line 9" draw:style-name="gr4" draw:text-style-name="P6" draw:layer="layout" svg:x1="7.117cm" svg:y1="10.424cm" svg:x2="7.143cm" svg:y2="11.324cm">
          <text:p/>
        </draw:line>
        <draw:line draw:name="Line 10" draw:style-name="gr4" draw:text-style-name="P6" draw:layer="layout" svg:x1="7.143cm" svg:y1="11.324cm" svg:x2="6.614cm" svg:y2="12.223cm">
          <text:p/>
        </draw:line>
        <draw:line draw:name="Line 11" draw:style-name="gr4" draw:text-style-name="P6" draw:layer="layout" svg:x1="7.143cm" svg:y1="11.324cm" svg:x2="7.646cm" svg:y2="12.223cm">
          <text:p/>
        </draw:line>
        <draw:custom-shape draw:name="CustomShape 12" draw:style-name="gr5" draw:text-style-name="P4" draw:layer="layout" svg:width="3.034cm" svg:height="0.842cm" svg:x="5.679cm" svg:y="12.783cm">
          <text:p text:style-name="P7"><text:span text:style-name="T4">Emple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2" draw:text-style-name="P6" draw:layer="layout" svg:x1="12.899cm" svg:y1="12.223cm" svg:x2="8.714cm" svg:y2="12.162cm">
          <text:p/>
        </draw:line>
        <draw:custom-shape draw:name="CustomShape 14" draw:style-name="gr9" draw:text-style-name="P6" draw:layer="layout" svg:width="6.275cm" svg:height="0.001cm" svg:x="19.96cm" svg:y="12.23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" draw:text-style-name="P4" draw:layer="layout" svg:width="5.956cm" svg:height="1.652cm" svg:x="26.237cm" svg:y="11.197cm">
          <text:p text:style-name="P3"><text:span text:style-name="T7">Registrar asistencia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0" draw:text-style-name="P8" draw:layer="layout" svg:width="3.393cm" svg:height="0.757cm" svg:x="21.806cm" svg:y="11.225cm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0" draw:text-style-name="P8" draw:layer="layout" svg:width="1.901cm" svg:height="1.012cm" svg:x="28.599cm" svg:y="10.073cm">
          <text:p text:style-name="P7"><text:span text:style-name="T5">4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" draw:text-style-name="P4" draw:layer="layout" svg:width="5.956cm" svg:height="1.652cm" svg:x="26.29cm" svg:y="14.122cm">
          <text:p text:style-name="P3"><text:span text:style-name="T7">Justificación de <text:s/>inasistencia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9" draw:style-name="gr10" draw:text-style-name="P8" draw:layer="layout" svg:width="1.901cm" svg:height="1.012cm" svg:x="28.693cm" svg:y="13.16cm">
          <text:p text:style-name="P7"><text:span text:style-name="T5">4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9" draw:text-style-name="P6" draw:layer="layout" svg:width="5.963cm" svg:height="2.408cm" svg:x="20.172cm" svg:y="12.45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10" draw:text-style-name="P8" draw:layer="layout" svg:width="3.393cm" svg:height="0.757cm" draw:transform="rotate (-0.408930643742272) translate (23.021cm 12.609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15" draw:text-style-name="P8" draw:layer="layout" svg:width="24.753cm" svg:height="1.948cm" svg:x="4.89cm" svg:y="0.645cm">
          <text:p text:style-name="P1"><text:span text:style-name="T1">Caso de uso Gestionar Hora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059cm" svg:height="11.49cm" svg:x="12.952cm" svg:y="7.0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7.059cm" svg:height="3.992cm" svg:x="12.899cm" svg:y="2.858cm">
          <text:p text:style-name="P3"><text:span text:style-name="T2">Sistema de Gestión de Asistencia de los empleados de la Fundación Gran Mariscal de Ayacucho (Fundayacucho), sede principal ubicada en Petare-La Urbina Estado Mirand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4" draw:layer="layout" svg:width="6.857cm" svg:height="1.24cm" svg:x="13cm" svg:y="11.541cm">
          <text:p text:style-name="P3"><text:span text:style-name="T7">Gestionar horarios 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0" draw:text-style-name="P8" draw:layer="layout" svg:width="1.219cm" svg:height="1.774cm" svg:x="15.928cm" svg:y="10.583cm">
          <text:p text:style-name="P7"><text:span text:style-name="T5">6</text:span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5" draw:layer="layout" svg:width="1.003cm" svg:height="0.898cm" svg:x="6.551cm" svg:y="12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7" draw:style-name="gr4" draw:text-style-name="P6" draw:layer="layout" svg:x1="7.053cm" svg:y1="13.715cm" svg:x2="6.55cm" svg:y2="14.615cm">
          <text:p/>
        </draw:line>
        <draw:line draw:name="Line 8" draw:style-name="gr4" draw:text-style-name="P6" draw:layer="layout" svg:x1="7.053cm" svg:y1="13.715cm" svg:x2="7.556cm" svg:y2="14.615cm">
          <text:p/>
        </draw:line>
        <draw:line draw:name="Line 9" draw:style-name="gr4" draw:text-style-name="P6" draw:layer="layout" svg:x1="7.053cm" svg:y1="13.715cm" svg:x2="7.079cm" svg:y2="14.615cm">
          <text:p/>
        </draw:line>
        <draw:line draw:name="Line 10" draw:style-name="gr4" draw:text-style-name="P6" draw:layer="layout" svg:x1="7.079cm" svg:y1="14.615cm" svg:x2="6.55cm" svg:y2="15.515cm">
          <text:p/>
        </draw:line>
        <draw:line draw:name="Line 11" draw:style-name="gr4" draw:text-style-name="P6" draw:layer="layout" svg:x1="7.053cm" svg:y1="14.615cm" svg:x2="7.582cm" svg:y2="15.515cm">
          <text:p/>
        </draw:line>
        <draw:custom-shape draw:name="CustomShape 12" draw:style-name="gr37" draw:text-style-name="P6" draw:layer="layout" svg:width="5.936cm" svg:height="2.238cm" svg:x="19.96cm" svg:y="10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2" draw:text-style-name="P4" draw:layer="layout" svg:width="5.956cm" svg:height="1.652cm" svg:x="25.898cm" svg:y="5.618cm">
          <text:p text:style-name="P3"><text:span text:style-name="T7">Crear horario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38" draw:text-style-name="P12" draw:layer="layout" svg:width="3.335cm" svg:height="0.9cm" draw:transform="rotate (0.821526478913731) translate (21.974cm 9.242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" draw:text-style-name="P8" draw:layer="layout" svg:width="1.901cm" svg:height="1.012cm" svg:x="28.265cm" svg:y="4.246cm">
          <text:p text:style-name="P7"><text:span text:style-name="T5">6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2" draw:text-style-name="P4" draw:layer="layout" svg:width="5.956cm" svg:height="1.652cm" svg:x="26.136cm" svg:y="9.084cm">
          <text:p text:style-name="P3"><text:span text:style-name="T7">Consultar horario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7" draw:style-name="gr10" draw:text-style-name="P8" draw:layer="layout" svg:width="1.901cm" svg:height="1.012cm" svg:x="28.265cm" svg:y="7.874cm">
          <text:p text:style-name="P7"><text:span text:style-name="T5">6.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9" draw:text-style-name="P6" draw:layer="layout" svg:width="6.063cm" svg:height="3.495cm" svg:x="20.114cm" svg:y="12.09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0" draw:text-style-name="P8" draw:layer="layout" svg:width="3.393cm" svg:height="0.757cm" draw:transform="rotate (-0.544891792472631) translate (23.386cm 12.743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" draw:text-style-name="P4" draw:layer="layout" svg:width="6.136cm" svg:height="0.842cm" svg:x="4.89cm" svg:y="15.588cm">
          <text:p text:style-name="P7"><text:span text:style-name="T4">Talento Huma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0" draw:text-style-name="P8" draw:layer="layout" svg:width="1.901cm" svg:height="1.012cm" svg:x="28.499cm" svg:y="14.097cm">
          <text:p text:style-name="P7"><text:span text:style-name="T5">6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" draw:text-style-name="P4" draw:layer="layout" svg:width="5.913cm" svg:height="1.491cm" svg:x="26.179cm" svg:y="12.348cm">
          <text:p text:style-name="P3"><text:span text:style-name="T7">Modificar horario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39" draw:text-style-name="P6" draw:layer="layout" svg:width="6.023cm" svg:height="0.643cm" svg:x="20.154cm" svg:y="12.15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10" draw:text-style-name="P8" draw:layer="layout" svg:width="3.393cm" svg:height="0.757cm" draw:transform="rotate (-0.149749249821113) translate (22.445cm 11.594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" draw:text-style-name="P5" draw:layer="layout" svg:width="1.003cm" svg:height="0.898cm" svg:x="6.686cm" svg:y="5.4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6" draw:style-name="gr4" draw:text-style-name="P6" draw:layer="layout" svg:x1="7.189cm" svg:y1="6.327cm" svg:x2="6.686cm" svg:y2="7.227cm">
          <text:p/>
        </draw:line>
        <draw:line draw:name="Line 27" draw:style-name="gr4" draw:text-style-name="P6" draw:layer="layout" svg:x1="7.189cm" svg:y1="6.327cm" svg:x2="7.691cm" svg:y2="7.227cm">
          <text:p/>
        </draw:line>
        <draw:line draw:name="Line 28" draw:style-name="gr4" draw:text-style-name="P6" draw:layer="layout" svg:x1="7.189cm" svg:y1="6.327cm" svg:x2="7.215cm" svg:y2="7.227cm">
          <text:p/>
        </draw:line>
        <draw:line draw:name="Line 29" draw:style-name="gr4" draw:text-style-name="P6" draw:layer="layout" svg:x1="7.215cm" svg:y1="7.227cm" svg:x2="6.686cm" svg:y2="8.126cm">
          <text:p/>
        </draw:line>
        <draw:line draw:name="Line 30" draw:style-name="gr4" draw:text-style-name="P6" draw:layer="layout" svg:x1="7.189cm" svg:y1="7.227cm" svg:x2="7.718cm" svg:y2="8.126cm">
          <text:p/>
        </draw:line>
        <draw:custom-shape draw:name="CustomShape 31" draw:style-name="gr5" draw:text-style-name="P4" draw:layer="layout" svg:width="3.034cm" svg:height="0.842cm" svg:x="6.064cm" svg:y="8.552cm">
          <text:p text:style-name="P7"><text:span text:style-name="T4">Dir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2" draw:style-name="gr13" draw:text-style-name="P6" draw:layer="layout" svg:x1="13cm" svg:y1="12.162cm" svg:x2="8.382cm" svg:y2="7.6cm">
          <text:p/>
        </draw:line>
        <draw:line draw:name="Line 33" draw:style-name="gr7" draw:text-style-name="P6" draw:layer="layout" svg:x1="13cm" svg:y1="12.162cm" svg:x2="8.382cm" svg:y2="14.615cm">
          <text:p/>
        </draw:line>
        <draw:custom-shape draw:name="CustomShape 22" draw:style-name="gr40" draw:text-style-name="P11" draw:layer="layout" svg:width="5.913cm" svg:height="1.491cm" svg:x="26.4cm" svg:y="15.109cm">
          <text:p text:style-name="P3"><text:span text:style-name="T7">Eliminar horario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1" draw:text-style-name="P6" draw:layer="layout" svg:width="5.744cm" svg:height="5.498cm" svg:x="20.154cm" svg:y="6.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38" draw:text-style-name="P12" draw:layer="layout" svg:width="3.335cm" svg:height="0.9cm" draw:transform="rotate (0.351858377202057) translate (21.8cm 10.749cm)">
          <text:p text:style-name="P7"><text:span text:style-name="T6">&lt;&lt;</text:span><text:span text:style-name="T2">include</text:span><text:span text:style-name="T6">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42" draw:text-style-name="P12" draw:layer="layout" svg:width="1.901cm" svg:height="1.012cm" svg:x="28.499cm" svg:y="11.188cm">
          <text:p text:style-name="P7"><text:span text:style-name="T5">6.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DejaVu Sans2" svg:font-family="'DejaVu San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_20_1" draw:display-name="Dash 1" draw:style="rect" draw:dots2="1" draw:dots2-length="0.245cm" draw:distance="0.17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7T21:33:50</meta:creation-date>
    <meta:initial-creator>erika</meta:initial-creator>
    <dc:language>es-VE</dc:language>
    <dc:date>2018-12-13T10:47:39.716486976</dc:date>
    <meta:editing-cycles>187</meta:editing-cycles>
    <dc:title>SISTEMA DE GESTIÓN DE ASISTENCIA DE LOS EMPLEADOS DE LA FUNDACIÓN GRAN  MARISCAL DE AYACUCHO (FUNDAYACUCHO), SEDE PRINCIPAL UBICADA EN   PETARE – LA URBINA, ESTADO MIRANDA.</dc:title>
    <meta:editing-duration>PT16H12M6S</meta:editing-duration>
    <meta:generator>LibreOffice/5.1.6.2$Linux_X86_64 LibreOffice_project/10m0$Build-2</meta:generator>
    <meta:document-statistic meta:object-count="43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